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fr-FR-2.0.0.oxt&#13;&#13;27.08.2019 00:10:40&#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fr-FR-A-2.0.0.oxt&#13;&#13;27.08.2019 00:10: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fr-FR-L-2.0.0.oxt&#13;&#13;27.08.2019 00:10: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21438486552726216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685407316537460148" text:style-name="L2">
        <text:list-item>
          <text:p text:style-name="P48">Version 2.1.2 :</text:p>
        </text:list-item>
      </text:list>
      <text:list xml:id="list7862508073323667508" text:style-name="L3">
        <text:list-item>
          <text:list>
            <text:list-item>
              <text:p text:style-name="P49">Localized help : resolved non-functional hyperlink due to API incompatibility introduced by Apache OpenOffice 4.1 (and LibreOffice 4.0).</text:p>
            </text:list-item>
          </text:list>
        </text:list-item>
      </text:list>
      <text:list xml:id="list20317894" text:continue-list="list5685407316537460148" text:style-name="L2">
        <text:list-item>
          <text:p text:style-name="P48">Version 2.1.1 :</text:p>
        </text:list-item>
      </text:list>
      <text:list xml:id="list1332934686894690056"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20304512" text:continue-list="list20317894" text:style-name="L2">
        <text:list-item>
          <text:p text:style-name="P48">Version 2.1.0 :</text:p>
        </text:list-item>
      </text:list>
      <text:list xml:id="list489468513787565734"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20313649" text:continue-list="list20304512" text:style-name="L2">
        <text:list-item>
          <text:p text:style-name="P48">Version 2.0.0 :</text:p>
        </text:list-item>
      </text:list>
      <text:list xml:id="list3272810471280180042"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20297009" text:continue-list="list20313649" text:style-name="L2">
        <text:list-item>
          <text:p text:style-name="P48">Version 1.5.3 :</text:p>
        </text:list-item>
      </text:list>
      <text:list xml:id="list8344864320144404605"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625597158565766815"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028639089091876865"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786488009809435407"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141482240911842185"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398034349316192043"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334312018338988761"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420263304619648702"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425306997547197147"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278312810116474349"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294851315976815715" text:style-name="L17">
        <text:list-item>
          <text:p text:style-name="P63">Arg1 : <text:span text:style-name="InstructionMacro">String</text:span> : mandatory, type of control used for the button</text:p>
        </text:list-item>
      </text:list>
      <text:list xml:id="list645229187852962393"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695576646593339350"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498080420691623837"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991997516720021010"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535573035052344249"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42706895104863532"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061182743186222505"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374553716452708105"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58564807717313785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162879284923205841"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284480619655171081"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524572016337656729"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994607392991416858"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974902049334933742"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624916900569143354"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05205548385969940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034960774779149324"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TyW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language pack (fr-FR) </text:p>
      <text:p text:style-name="tooltipText"/>
      <text:p text:style-name="tooltipLang"><text:bookmark-start text:name="__RefHeading__44467_325084090"/>Tooltip <text:s/>fr<text:bookmark-end text:name="__RefHeading__44467_325084090"/></text:p>
      <text:p text:style-name="descrText">OOTyW language pack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language pack with graphical user interface (fr-FR).</text:p>
      <text:p text:style-name="descrText"><text:soft-page-break/>Requires the OOTyW extension.</text:p>
      <text:p text:style-name="descrText">Smart quotes, typographical apostrophes, ellipses and so on.</text:p>
      <text:p text:style-name="descrLang"><text:bookmark-start text:name="__RefHeading__78156_325084090"/>Description fr<text:bookmark-end text:name="__RefHeading__78156_325084090"/></text:p>
      <text:p text:style-name="descrText">OOTyW language pack with graphical user interface (fr-FR).</text:p>
      <text:p text:style-name="descrText">Requires the OOTyW extension.</text:p>
      <text:p text:style-name="descrText">Smart quotes, typographical apostrophes, ellipses and so o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497454010470716936"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68067366477585607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28371066506084569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86125420271868736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31567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86304592402970848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09011058755652999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00846363042779800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1</dc:date>
     <text:p>internal</text:p>
     <text:p>Page2</text:p>
     <text:p/>
    </office:annotation>Paragraph styles</text:p>
      <text:p text:style-name="P28"><office:annotation>
     <dc:creator>BM</dc:creator>
     <dc:date>2008-03-13T00:00:00.91</dc:date>
     <text:p>internal</text:p>
     <text:p>Page7</text:p>
     <text:p/>
    </office:annotation>Hyperlinks</text:p>
      <text:p text:style-name="hlp_5f_paragraph"><text:span text:style-name="T14"><office:annotation>
      <dc:creator>BM</dc:creator>
      <dc:date>2008-03-13T00:00:00.91</dc:date>
      <text:p>internal</text:p>
      <text:p>Page3</text:p>
      <text:p/>
     </office:annotation></text:span><text:span text:style-name="T14">Text formatting</text:span></text:p>
      <text:p text:style-name="P28"><office:annotation>
     <dc:creator>BM</dc:creator>
     <dc:date>2008-03-26T00:00:00.9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2</dc:date>
     <text:p>external</text:p>
     <text:p>text/swriter/main0210.xhp</text:p>
     <text:p/>
    </office:annotation><text:span text:style-name="T14">Preview topic</text:span> </text:p>
      <text:p text:style-name="hlp_5f_paragraph">This hyperlink displays <text:s/><office:annotation>
     <dc:creator>BM</dc:creator>
     <dc:date>2008-03-15T00:00:00.9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301513" text:continue-list="list268067366477585607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0326243" text:continue-list="list2031567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93</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93</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20327289" text:continue-list="list2030151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1" meta:word-count="13241" meta:character-count="8203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fr-FR", "2.0.0") ' fill with your values
  setExtensionDescription("en, de")
  setDisplayName("en", "OOTyW language pack (fr-FR)")
  setDisplayName("fr", "OOTyW language pack (fr-FR)")
  setTooltip("en, fr", "en") ' deprecated ! starting from 3.1,use instead setExtensionDescription
endDescription  


beginAnnexes 
  useLibrary("Basic", "OOTyW_fr-FR/")
endAnnexes


beginAddonUI


  beginOfficeToolbar

    beginTbTitles("Writer")
      setTitle("OOTyW fr-FR")
    endTbTitles

		beginButton()
            beginTitles("Writer")
              setTitle("Convert ellipses and apostrophes", "en")
              setTitle("Convert ellipses and apostrophes", "fr")
            endTitles
            setURL("Basic", "OOTyW", "Common", "Main")
			setImage("icons/Work")
		endButton

		beginButton()
            beginTitles("Writer")
              setTitle("en-dash to two hyphens (– → --)", "en")
              setTitle("en-dash to two hyphens (– → --)", "fr")
            endTitles
            setURL("Basic", "OOTyW", "Revert", "Dash")
			setImage("icons/DoubleHyphen")
		endButton    

		beginButton()
            beginTitles("Writer")
              setTitle("two hyphens to en-dash (-- → –)", "en")
              setTitle("two hyphens to en-dash (-- → –)", "fr")
            endTitles
            setURL("Basic", "OOTyW", "Common", "En_dash")
			setImage("icons/EnDash")
		endButton    

        addSeparator

		beginButton()
            beginTitles("Writer")
              setTitle("Load template for RTF edit", "en")
              setTitle("Load template for RTF edit", "fr")
            endTitles
            setURL("Basic", "OOTyW", "RTFedit", "Format")
			setImage("icons/Template")
		endButton
		beginButton()
            beginTitles("Writer")
              setTitle("Show direct speech", "en")
              setTitle("Show direct speech", "fr")
            endTitles
            setURL("Basic", "OOTyW_fr-FR", "QM_fr_FR", "ShowDirectSpeech")
			setImage("icons/DirectSpeech")
		endButton

        addSeparator

		beginButton()
            beginTitles("Writer")
              setTitle("Back to standard view", "en")
              setTitle("Back to standard view", "fr")
            endTitles
            setURL("Basic", "OOTyW_fr-FR", "QM_fr_FR", "StandardView")
			setImage("icons/StandardView")
		endButton    

  endOfficeToolbar


  beginAddonMenu

    beginMenu
      beginTitles
	    setTitle("OOTyW fr-FR")
      endTitles

      beginMenuItems

		beginCommand
            beginTitles("Writer")
              setTitle("Format all to french typographical style", "en")
              setTitle("Format all to french typographical style", "fr")
            endTitles
            setURL("Basic", "OOTyW_fr-FR", "QM_fr_FR", "Main")
		endCommand
		
		beginCommand
            beginTitles("Writer")
              setTitle("Back to typewriter style", "en")
              setTitle("Back to typewriter style", "fr")
            endTitles
            setURL("Basic", "OOTyW_fr-FR", "QM_fr_FR", "TypewriterView")
		endCommand

        addSeparator

		beginCommand
            beginTitles("Writer")
              setTitle("Convert quotes into exchange format", "en")
              setTitle("Convert quotes into exchange format", "fr")
            endTitles
            setURL("Basic", "OOTyW_fr-FR", "QM_fr_FR", "SubstituteQuotes")
		endCommand

        addSeparator
        
		beginCommand
            beginTitles("Writer")
              setTitle("Protect dashes and ellipses against hyphenation", "en")
              setTitle("Protect dashes and ellipses against hyphenation", "fr")
            endTitles
            setURL("Basic", "OOTyW_fr-FR", "QM_fr_FR", "ProtectQM")
		endCommand

		beginCommand
            beginTitles("Writer")
              setTitle("Unprotect dashes and ellipses against hyphenation", "en")
              setTitle("Unprotect dashes and ellipses against hyphenation", "fr")
            endTitles
            setURL("Basic", "OOTyW_fr-FR", "QM_fr_FR", "UnprotectQM")
		endCommand

        addSeparator

		beginCommand
		    beginTitles("Writer")
              setTitle("Number sign to apostrophe (# → ’)", "en")
              setTitle("Number sign to apostrophe (# → ’)", "fr")
            endTitles
            setURL("Basic", "OOTyW", "Common", "Apostrophe")
			setImage("icons/Apostrophe")
		endCommand

		beginCommand
            beginTitles("Writer")
              setTitle("Three periods to ellipsis (... → …)", "en")
              setTitle("Three periods to ellipsis (... → …)", "fr")
             endTitles
            setURL("Basic", "OOTyW", "Common", "Ellipsis")
			setImage("icons/Ellipsis")
		endCommand
		
		beginCommand
            beginTitles("Writer")
              setTitle("Two hyphens to en-dash (-- → –)", "en")
              setTitle("Two hyphens to en-dash (-- → –)", "fr")
            endTitles
            setURL("Basic", "OOTyW", "Common", "En_dash")
		endCommand
		
		beginCommand
            beginTitles("Writer")
              setTitle("En-dash to two hyphens (– → --)", "en")
              setTitle("En-dash to two hyphens (– → --)", "fr")
            endTitles
            setURL("Basic", "OOTyW", "Revert", "Dash")
		endCommand
		
        addSeparator
        
        beginCommand
            beginTitles("Writer")
              setTitle("Load template for RTF edit", "en")
              setTitle("Load template for RTF edit", "fr")
            endTitles
            setURL("Basic", "OOTyW", "RTFedit", "Format")
		endCommand

        addSeparator

		beginCommand
            beginTitles("Writer")
              setTitle("Show direct speech (works with curly quotes)", "en")
              setTitle("Show direct speech (works with curly quotes)", "fr")
            endTitles
            setURL("Basic", "OOTyW_fr-FR", "QM_fr_FR", "ShowDirectSpeech")
		endCommand

		beginCommand
            beginTitles("Writer")
              setTitle("Back to standard view", "en")
              setTitle("Back to standard view", "fr")
            endTitles
            setURL("Basic", "OOTyW_fr-FR", "QM_fr_FR",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